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fo:language="en" fo:country="US"/>
    </style:style>
  </office:automatic-styles>
  <office:body>
    <office:text text:use-soft-page-breaks="true">
      <text:p text:style-name="P1">Um zwei Ordner auf deiner SSD und HDD abzugleichen und die Änderungen vom neueren Ordner in den älteren Ordner zu übertragen, kannst du verschiedene Tools und Methoden verwenden. Hier sind ein paar gängige Ansätze:</text:p>
      <text:p text:style-name="Standard"/>
      <text:p text:style-name="Standard">### 1. **Verwendung von Robocopy (Windows)**</text:p>
      <text:p text:style-name="Standard">Robocopy ist ein leistungsstarkes Kommandozeilen-Tool in Windows, das zum Synchronisieren von Verzeichnissen verwendet werden kann.</text:p>
      <text:p text:style-name="Standard"/>
      <text:p text:style-name="Standard">#### Schritte:</text:p>
      <text:p text:style-name="Standard">1. **Öffne die Eingabeaufforderung (CMD)**: Drücke `Win + R`, gib `cmd` ein und drücke Enter.</text:p>
      <text:p text:style-name="Standard">2. **Führe den folgenden Befehl aus**:</text:p>
      <text:p text:style-name="Standard"><text:s text:c="3"/>```bash</text:p>
      <text:p text:style-name="Standard"><text:s text:c="3"/>robocopy "C:\Pfad\zum\neuen\Ordner" "D:\Pfad\zum\alten\Ordner" /MIR</text:p>
      <text:p text:style-name="Standard"><text:s text:c="3"/>```</text:p>
      <text:p text:style-name="Standard"><text:s text:c="3"/>**Erklärung**:</text:p>
      <text:p text:style-name="Standard"><text:s text:c="3"/>- `C:\Pfad\zum\neuen\Ordner` ist der Pfad zum neuen Ordner auf der SSD.</text:p>
      <text:p text:style-name="Standard"><text:s text:c="3"/>- `D:\Pfad\zum\alten\Ordner` ist der Pfad zum alten Ordner auf der HDD.</text:p>
      <text:p text:style-name="Standard"><text:s text:c="3"/>- `/MIR` bedeutet "Mirror" und sorgt dafür, dass der alte Ordner auf den Stand des neuen Ordners gebracht wird. Dabei werden auch Dateien im alten Ordner gelöscht, die im neuen nicht mehr vorhanden sind.</text:p>
      <text:p text:style-name="Standard"/>
      <text:p text:style-name="Standard">### 2. **Verwendung von FreeFileSync (Windows, macOS, Linux)**</text:p>
      <text:p text:style-name="Standard">FreeFileSync ist ein benutzerfreundliches Programm zur Dateisynchronisation und -vergleich.</text:p>
      <text:p text:style-name="Standard"/>
      <text:p text:style-name="Standard">#### Schritte:</text:p>
      <text:p text:style-name="Standard">1. **Lade FreeFileSync herunter und installiere es**:</text:p>
      <text:p text:style-name="Standard"><text:s text:c="3"/><text:span text:style-name="T2">- [Downloadlink: FreeFileSync](https://freefilesync.org/)</text:span></text:p>
      <text:p text:style-name="Standard">2. **Öffne FreeFileSync**.</text:p>
      <text:p text:style-name="Standard">3. **Wähle die beiden Ordner aus**:</text:p>
      <text:p text:style-name="Standard"><text:s text:c="3"/>- Auf der linken Seite den neuen Ordner (SSD).</text:p>
      <text:p text:style-name="Standard"><text:s text:c="3"/>- Auf der rechten Seite den alten Ordner (HDD).</text:p>
      <text:p text:style-name="Standard">4. **Klicke auf „Vergleichen“**.</text:p>
      <text:p text:style-name="Standard">5. **Überprüfe die Unterschiede**: FreeFileSync zeigt dir eine Liste der Dateien, die geändert, hinzugefügt oder gelöscht wurden.</text:p>
      <text:p text:style-name="Standard">6. **Klicke auf „Synchronisieren“**: Wähle den Modus „Spiegeln“ oder einen anderen Modus je nach Bedarf.</text:p>
      <text:p text:style-name="Standard"/>
      <text:p text:style-name="Standard">### 3. **Verwendung von rsync (Linux, macOS)**</text:p>
      <text:p text:style-name="Standard">Für Linux und macOS-Nutzer ist `rsync` eine sehr flexible Lösung, die über das Terminal ausgeführt wird.</text:p>
      <text:p text:style-name="Standard"/>
      <text:p text:style-name="Standard">#### Schritte:</text:p>
      <text:p text:style-name="Standard">1. **Öffne das Terminal**.</text:p>
      <text:p text:style-name="Standard">2. **Führe den folgenden Befehl aus**:</text:p>
      <text:p text:style-name="Standard"><text:s text:c="3"/>```bash</text:p>
      <text:p text:style-name="Standard"><text:s text:c="3"/>rsync -av --delete /Pfad/zum/neuen/Ordner/ /Pfad/zum/alten/Ordner/</text:p>
      <text:p text:style-name="Standard"><text:s text:c="3"/>```</text:p>
      <text:p text:style-name="Standard"><text:s text:c="3"/>**Erklärung**:</text:p>
      <text:p text:style-name="Standard"><text:s text:c="3"/>- `-a` bedeutet "archivieren", es behält die Dateiberechtigungen, Zeitstempel usw. bei.</text:p>
      <text:p text:style-name="Standard"><text:s text:c="3"/>- `-v` aktiviert den "verbose" Modus, der detaillierte Informationen während des Kopiervorgangs anzeigt.</text:p>
      <text:p text:style-name="Standard"><text:s text:c="3"/>- `--delete` sorgt dafür, dass Dateien im alten Ordner gelöscht werden, wenn sie im neuen nicht mehr vorhanden sind.</text:p>
      <text:p text:style-name="Standard"/>
      <text:p text:style-name="Standard">### Wichtiger Hinweis:</text:p>
      <text:p text:style-name="Standard">- **Sicherung anlegen**: Erstelle vor dem Abgleichen eine Sicherungskopie beider Ordner, um Datenverlust zu vermeiden.</text:p>
      <text:p text:style-name="Standard">- **Überprüfe die Ergebnisse**: Schau dir die Synchronisationsergebnisse an, um sicherzustellen, dass alles wie gewünscht funktioniert hat.</text:p>
      <text:p text:style-name="Standard"/>
      <text:p text:style-name="Standard">Mit diesen Methoden kannst du die beiden Ordner effektiv synchronisieren und die Änderungen vom neueren Ordner in den älteren Ordner übertrag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style:font-name-complex="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Weis, Vincent</meta:initial-creator>
    <dc:creator>Weis, Vincent</dc:creator>
    <meta:creation-date>2024-08-26T11:18:00Z</meta:creation-date>
    <dc:date>2024-08-26T11:19:00Z</dc:date>
    <meta:template xlink:href="Normal" xlink:type="simple"/>
    <meta:editing-cycles>3</meta:editing-cycles>
    <meta:editing-duration>PT0S</meta:editing-duration>
    <meta:document-statistic meta:page-count="1" meta:paragraph-count="5" meta:word-count="385" meta:character-count="2809" meta:row-count="20" meta:non-whitespace-character-count="2429"/>
  </office:meta>
</office:document-meta>
</file>